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0d063f" officeooo:paragraph-rsid="000d063f"/>
    </style:style>
    <style:style style:name="P4" style:family="paragraph" style:parent-style-name="Table_20_Contents">
      <style:text-properties officeooo:rsid="001468ec" officeooo:paragraph-rsid="001468e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d063f" officeooo:paragraph-rsid="000d063f"/>
    </style:style>
    <style:style style:name="P8" style:family="paragraph" style:parent-style-name="Azione_20_sistema">
      <style:text-properties officeooo:rsid="000ecb4d" officeooo:paragraph-rsid="000d063f"/>
    </style:style>
    <style:style style:name="P9" style:family="paragraph" style:parent-style-name="Azione_20_sistema">
      <style:text-properties officeooo:rsid="000ecb4d" officeooo:paragraph-rsid="000ecb4d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1" style:family="paragraph" style:parent-style-name="Azione_20_attore">
      <style:text-properties officeooo:rsid="000d063f" officeooo:paragraph-rsid="000d063f"/>
    </style:style>
    <style:style style:name="P12" style:family="paragraph" style:parent-style-name="Azione_20_attore">
      <style:text-properties officeooo:paragraph-rsid="000d063f"/>
    </style:style>
    <style:style style:name="P13" style:family="paragraph" style:parent-style-name="Table_20_Contents">
      <style:text-properties officeooo:rsid="0014af41" officeooo:paragraph-rsid="0014af41"/>
    </style:style>
    <style:style style:name="P14" style:family="paragraph" style:parent-style-name="Table_20_Contents">
      <style:text-properties officeooo:paragraph-rsid="0015bec7"/>
    </style:style>
    <style:style style:name="P15" style:family="paragraph" style:parent-style-name="Table_20_Contents">
      <style:text-properties officeooo:rsid="001468ec" officeooo:paragraph-rsid="001823c5"/>
    </style:style>
    <style:style style:name="P16" style:family="paragraph" style:parent-style-name="Table_20_Contents">
      <style:text-properties officeooo:rsid="000ecb4d" officeooo:paragraph-rsid="00199987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4af41"/>
    </style:style>
    <style:style style:name="T6" style:family="text">
      <style:text-properties officeooo:rsid="0015bec7"/>
    </style:style>
    <style:style style:name="T7" style:family="text">
      <style:text-properties officeooo:rsid="00177062"/>
    </style:style>
    <style:style style:name="T8" style:family="text">
      <style:text-properties officeooo:rsid="001823c5"/>
    </style:style>
    <style:style style:name="T9" style:family="text">
      <style:text-properties officeooo:rsid="00199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Ritiro scolastic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4"><text:span text:style-name="T6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4">1)</text:span><text:span text:style-name="T3">Autenticazione</text:span> effettuata con i rel<text:span text:style-name="T3">a</text:span>tivi permessi di visualizzazioni dati personali</text:p>
            <text:p text:style-name="P4">2)<text:span text:style-name="T5">L'iscrizione è stata effettuata e l'iscritto frequenta già 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573722" text:style-name="Numerazione_20_UC">
              <text:list-item text:start-value="1">
                <text:p text:style-name="P11"><text:span text:style-name="T5">Il genitore</text:span> accede alla pagina <text:span text:style-name="T4">del proprio profilo</text:span>.</text:p>
                <text:p text:style-name="P10"/>
              </text:list-item>
              <text:list-item>
                <text:p text:style-name="P7">Il sistema mostra la <text:span text:style-name="T4">sezione e le varie funzioni disponibili</text:span></text:p>
              </text:list-item>
            </text:list>
            <text:list xml:id="list43579570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7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43634467" text:continue-list="list43573722" text:style-name="Numerazione_20_UC">
              <text:list-item>
                <text:p text:style-name="P12"><text:span text:style-name="T1"><text:s/>L'impiegato </text:span><text:span text:style-name="T2">sceglie </text:span><text:span text:style-name="T5">ritirare la propria iscrizione all'asilo</text:span><text:span text:style-name="T4"> e inoltra la richiesta</text:span></text:p>
                <text:p text:style-name="P8"/>
              </text:list-item>
              <text:list-item>
                <text:p text:style-name="P9"><text:s/>Il sistema mostra <text:span text:style-name="T4">in ritorno la </text:span><text:span text:style-name="T7">conferma dell'avvenuta terminazione dell'operazion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7">un messaggio di confer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5"><text:span text:style-name="T8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6"><text:span text:style-name="T9">Il sistema deve rispondere in al più 5 secondi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7M39S</meta:editing-duration>
    <meta:editing-cycles>10</meta:editing-cycles>
    <meta:generator>LibreOffice/3.6$Windows_x86 LibreOffice_project/da8c1e6-fd468f4-454e206-f42a4a9-143cfd</meta:generator>
    <dc:date>2012-10-21T23:48:50.92</dc:date>
    <meta:document-statistic meta:table-count="1" meta:image-count="0" meta:object-count="0" meta:page-count="1" meta:paragraph-count="20" meta:word-count="101" meta:character-count="693" meta:non-whitespace-character-count="614"/>
  </office:meta>
</office:document-meta>
</file>